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615cm" svg:y2="19.395cm" draw:start-shape="id1" draw:start-glue-point="2" draw:end-shape="id2" draw:end-glue-point="0" svg:d="M20632 18189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15.748cm" svg:y="10.54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0.86cm" svg:height="1.247cm" svg:x="19.15cm" svg:y="11.39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0.651cm" svg:height="1.247cm" svg:x="16.151cm" svg:y="11.39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09T22:20:31.721167900</dc:date>
    <meta:editing-duration>P1DT1H11M39S</meta:editing-duration>
    <meta:editing-cycles>28</meta:editing-cycles>
    <meta:generator>LibreOffice/25.2.0.3$Windows_X86_64 LibreOffice_project/e1cf4a87eb02d755bce1a01209907ea5ddc8f06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i>h</mi>
    <annotation encoding="StarMath 5.0">h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